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ingResultHandlerIntegrationTests.printMvcResultsToWriterWithJsonResponseBodyInterpretedAs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ntingResultHandlerIntegrationTests.printMvcResultsTo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Controller.hello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troller.utf8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ingResultHandlerIntegrationTests.printMvcResultsToWriterWithFailingGlobalResult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